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389c" style:font-weight-asian="bold" style:font-weight-complex="bold"/>
    </style:style>
    <style:style style:name="P2" style:family="paragraph" style:parent-style-name="Standard">
      <style:text-properties officeooo:rsid="001d389c" officeooo:paragraph-rsid="001d389c"/>
    </style:style>
    <style:style style:name="P3" style:family="paragraph" style:parent-style-name="Standard">
      <style:text-properties officeooo:paragraph-rsid="001d8da1"/>
    </style:style>
    <style:style style:name="P4" style:family="paragraph" style:parent-style-name="Standard">
      <style:text-properties fo:font-weight="bold" officeooo:paragraph-rsid="001d8da1" style:font-weight-asian="bold" style:font-weight-complex="bold"/>
    </style:style>
    <style:style style:name="P5" style:family="paragraph" style:parent-style-name="Standard">
      <style:text-properties officeooo:rsid="001d8da1" officeooo:paragraph-rsid="001d8da1"/>
    </style:style>
    <style:style style:name="P6" style:family="paragraph" style:parent-style-name="Standard">
      <style:text-properties officeooo:paragraph-rsid="001dfeae"/>
    </style:style>
    <style:style style:name="P7" style:family="paragraph" style:parent-style-name="Standard">
      <style:text-properties fo:font-weight="bold" officeooo:paragraph-rsid="001dfeae" style:font-weight-asian="bold" style:font-weight-complex="bold"/>
    </style:style>
    <style:style style:name="P8" style:family="paragraph" style:parent-style-name="Standard">
      <style:text-properties officeooo:rsid="001ea797" officeooo:paragraph-rsid="001ea797"/>
    </style:style>
    <style:style style:name="P9" style:family="paragraph" style:parent-style-name="Text_20_body">
      <style:text-properties fo:font-style="italic" officeooo:paragraph-rsid="001ea797" style:font-style-asian="italic" style:font-style-complex="italic"/>
    </style:style>
    <style:style style:name="T1" style:family="text">
      <style:text-properties officeooo:rsid="001d8da1"/>
    </style:style>
    <style:style style:name="T2" style:family="text">
      <style:text-properties officeooo:rsid="001d389c"/>
    </style:style>
    <style:style style:name="T3" style:family="text">
      <style:text-properties officeooo:rsid="001dfeae"/>
    </style:style>
    <style:style style:name="T4" style:family="text">
      <style:text-properties officeooo:rsid="001ea797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iscuss Database and Database language evaluation</text:p>
      <text:p text:style-name="P2">Database is a collection of data. Generally database term is used in computer science to represent a database system, which consists of a DBMS software, a database and other application to interect witht the database.</text:p>
      <text:p text:style-name="P2">To use a RDBMS or database application a language is used to interact with the database and to do the CRUD operation, like SQL (Structured Query Language). Th<text:span text:style-name="T1">is </text:span>language is evaluated <text:span text:style-name="T1">line by line like interpreted languages.</text:span></text:p>
      <text:p text:style-name="P3"/>
      <text:p text:style-name="P4"><text:span text:style-name="T2">2. Why do you study database?</text:span></text:p>
      <text:p text:style-name="P5">We study database to get the idea about different operations like CRUD in database and to thoroughly research the data for data mining or further analysis. <text:span text:style-name="T3">It also enables us to get the grisp of the operations which can be done from a backend.</text:span></text:p>
      <text:p text:style-name="P6"/>
      <text:p text:style-name="P7"><text:span text:style-name="T2">3. Job description of Database related job published in online job portal.</text:span></text:p>
      <text:p text:style-name="P8">Here’s the sample job description of a Database related job,</text:p>
      <text:p text:style-name="P8"/>
      <text:p text:style-name="P9"><text:span text:style-name="T4">The DBA's key responsibilities include: 1. Install, configure, and upgrade database management systems (DBMS) software like SQL Server, MySQL, PostgreSQL, etc. Ensure databases are set up correctly for optimal performance. <text:line-break/></text:span>Monitor database performance, availability, and security. Maintain and optimize databases to ensure they operate efficiently. Apply patches and updates as necessary. <text:line-break/>Develop and implement backup and recovery procedures to ensure data protection and integrity. Plan and execute disaster recovery strategies and test backup plans regularly. <text:line-break/>Implement and maintain database security (e.g., access control, data encryption) and ensure compliance with security policies and regulations (GDPR, HIPAA, etc.). Monitor for potential security threats and vulnerabilities. <text:line-break/>Analyze database performance and identify bottlenecks, using diagnostic tools to optimize queries and indexes. Ensure databases are performing at an optimal level and recommend performance improvements when necessary. <text:line-break/>Work closely with development teams to design and implement database structures that meet application needs. Assist in database schema development, design, and implementation. <text:line-break/>Plan and perform data migration between databases or environments (e.g., on-premises to cloud). Develop and manage ETL (Extract, Transform, Load) processes to integrate data from various sources. <text:line-break/>Maintain detailed documentation of database environments, processes, procedures, and configurations. Create reports on database performance, usage, and capacity planning. <text:line-break/>Collaborate with developers, system administrators, and other IT staff to support database needs. Provide technical support and troubleshooting for database-related issues. <text:line-break/>Monitor storage usage and database growth to plan for future capacity needs. Implement strategies to scale database infrastructure to handle increased loads or traffic.</text:p>
      <text:p text:style-name="Text_20_body"><text:span text:style-name="Strong_20_Emphasis"><text:span text:style-name="T5">for more details, contact us at <text:line-break/>******@epylliongroup.com</text:span></text:span></text:p>
      <text:p text:style-name="P6"><text:span text:style-name="T2"><text:line-break/>4. Requirements or skill to get the Database related job.<text:line-break/></text:span><text:soft-page-break/><text:span text:style-name="T2">5. What are the learning outcomes of this Database course<text:line-break/>6. what are the research area of this database cours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19:04.009217207</meta:creation-date>
    <dc:date>2025-01-27T21:49:56.839979835</dc:date>
    <meta:editing-duration>PT9M58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2" meta:paragraph-count="10" meta:word-count="433" meta:character-count="3022" meta:non-whitespace-character-count="2588"/>
  </office:meta>
</office:document-meta>
</file>